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objectwithoutfill">
      <style:graphic-properties draw:stroke="dash" draw:stroke-dash="Dashed_20__28_var_29_" svg:stroke-color="#000000" draw:marker-start="Arrow" draw:marker-start-width="0.305cm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_32__20_Dots_20_1_20_Dash" svg:stroke-color="#808080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13.573cm" svg:y="7.604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7.254cm" svg:y="5.31cm">
          <text:p text:style-name="P1"><text:span text:style-name="T1">Docker container:</text:span><text:span text:style-name="T1"><text:line-break/></text:span><text:span text:style-name="T1">senzing/g2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.009cm" svg:y="5.301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223cm" svg:y="2.443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.009cm" svg:y="9.111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cm" svg:y="0.998cm">
          <text:p text:style-name="P1"><text:span text:style-name="T1">Docker container:</text:span></text:p>
          <text:p text:style-name="P1"><text:span text:style-name="T1">senzing/python-dem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016cm" svg:x="1.263cm" svg:y="10.2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1.489cm" svg:height="1.816cm" svg:x="4.03cm" svg:y="5.744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7.516cm" svg:y="6.613cm">
          <text:p text:style-name="P4"><text:span text:style-name="T2">G2Load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445cm" svg:height="1.09cm" svg:x="1.241cm" svg:y="2.099cm">
          <text:p text:style-name="P4"><text:span text:style-name="T2">app.py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7.604cm" svg:y1="6.969cm" svg:x2="5.445cm" svg:y2="6.461cm">
          <text:p/>
        </draw:line>
        <draw:line draw:style-name="gr8" draw:text-style-name="P8" draw:layer="layout" svg:x1="5.337cm" svg:y1="5.799cm" svg:x2="5.318cm" svg:y2="3.159cm">
          <text:p/>
        </draw:line>
        <draw:line draw:style-name="gr8" draw:text-style-name="P8" draw:layer="layout" svg:x1="5.427cm" svg:y1="7.487cm" svg:x2="5.445cm" svg:y2="10.144cm">
          <text:p/>
        </draw:line>
        <draw:custom-shape draw:style-name="gr9" draw:text-style-name="P7" draw:layer="layout" svg:width="3.81cm" svg:height="0.762cm" svg:x="14.127cm" svg:y="9.482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81cm" svg:height="0.762cm" svg:x="14.127cm" svg:y="10.498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0.762cm" svg:x="14.127cm" svg:y="8.482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223cm" svg:y="8.163cm">
          <text:p text:style-name="P1"><text:span text:style-name="T1">Docker container:</text:span><text:span text:style-name="T1"><text:line-break/></text:span><text:span text:style-name="T1">senzing/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485cm" svg:y="9.466cm">
          <text:p text:style-name="P4"><text:span text:style-name="T2">G2Command.py</text:span>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7.477cm" svg:y1="9.382cm" svg:x2="5.572cm" svg:y2="7.096cm">
          <text:p/>
        </draw:line>
        <draw:line draw:style-name="gr13" draw:text-style-name="P8" draw:layer="layout" svg:x1="7.477cm" svg:y1="4.048cm" svg:x2="5.572cm" svg:y2="5.9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1-14T17:44:57.556999128</dc:date>
    <meta:editing-duration>PT58M16S</meta:editing-duration>
    <meta:editing-cycles>20</meta:editing-cycles>
    <meta:generator>LibreOffice/6.0.7.3$Linux_X86_64 LibreOffice_project/00m0$Build-3</meta:generator>
    <meta:document-statistic meta:object-count="20"/>
  </office:meta>
</office:document-meta>
</file>